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875in" fo:margin-left="2.1167in" fo:margin-top="0in" fo:margin-bottom="0in" table:align="left" style:writing-mode="lr-tb"/>
    </style:style>
    <style:style style:name="Table1.A" style:family="table-column">
      <style:table-column-properties style:column-width="0.6354in"/>
    </style:style>
    <style:style style:name="Table1.B" style:family="table-column">
      <style:table-column-properties style:column-width="0.6563in"/>
    </style:style>
    <style:style style:name="Table1.C" style:family="table-column">
      <style:table-column-properties style:column-width="0.5833in"/>
    </style:style>
    <style:style style:name="Table1.1" style:family="table-row">
      <style:table-row-properties fo:keep-together="auto"/>
    </style:style>
    <style:style style:name="Table1.A1" style:family="table-cell">
      <style:table-cell-properties fo:padding-left="0.0813in" fo:padding-right="0.075in" fo:padding-top="0in" fo:padding-bottom="0in" fo:border="1pt solid #000001" style:writing-mode="lr-tb"/>
    </style:style>
    <style:style style:name="Table1.B1" style:family="table-cell">
      <style:table-cell-properties fo:background-color="#666666" fo:padding-left="0.0813in" fo:padding-right="0.075in" fo:padding-top="0in" fo:padding-bottom="0in" fo:border="1pt solid #000001" style:writing-mode="lr-tb">
        <style:background-image/>
      </style:table-cell-properties>
    </style:style>
    <style:style style:name="Table1.B2" style:family="table-cell">
      <style:table-cell-properties fo:background-color="#4a86e8" fo:padding-left="0.0813in" fo:padding-right="0.075in" fo:padding-top="0in" fo:padding-bottom="0in" fo:border="1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style:text-properties fo:font-size="14pt" style:font-size-asian="14pt" style:font-size-complex="14pt"/>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14">
      <style:paragraph-properties fo:margin-left="0.5in" fo:margin-right="0in" fo:margin-top="0in" fo:margin-bottom="0in" loext:contextual-spacing="true" fo:text-indent="-0.25in" style:auto-text-indent="false"/>
    </style:style>
    <style:style style:name="P6" style:family="paragraph" style:parent-style-name="Standard" style:list-style-name="WWNum14">
      <style:paragraph-properties fo:margin-left="1in" fo:margin-right="0in" fo:margin-top="0in" fo:margin-bottom="0in" loext:contextual-spacing="true" fo:text-indent="-0.25in" style:auto-text-indent="false"/>
    </style:style>
    <style:style style:name="P7" style:family="paragraph" style:parent-style-name="Standard" style:list-style-name="WWNum2">
      <style:paragraph-properties fo:margin-left="1in" fo:margin-right="0in" fo:margin-top="0in" fo:margin-bottom="0in" loext:contextual-spacing="true" fo:text-indent="-0.25in" style:auto-text-indent="false"/>
    </style:style>
    <style:style style:name="P8" style:family="paragraph" style:parent-style-name="Standard" style:list-style-name="WWNum13">
      <style:paragraph-properties fo:margin-left="1in" fo:margin-right="0in" fo:margin-top="0in" fo:margin-bottom="0in" loext:contextual-spacing="true" fo:text-indent="-0.25in" style:auto-text-indent="false"/>
    </style:style>
    <style:style style:name="P9" style:family="paragraph" style:parent-style-name="Standard" style:list-style-name="WWNum4">
      <style:paragraph-properties fo:margin-left="1in" fo:margin-right="0in" fo:margin-top="0in" fo:margin-bottom="0in" loext:contextual-spacing="true" fo:text-indent="-0.25in" style:auto-text-indent="false"/>
    </style:style>
    <style:style style:name="P10" style:family="paragraph" style:parent-style-name="Standard" style:list-style-name="WWNum3">
      <style:paragraph-properties fo:margin-left="1in" fo:margin-right="0in" fo:margin-top="0in" fo:margin-bottom="0in" loext:contextual-spacing="true" fo:text-indent="-0.25in" style:auto-text-indent="false"/>
    </style:style>
    <style:style style:name="P11" style:family="paragraph" style:parent-style-name="Standard" style:list-style-name="WWNum6">
      <style:paragraph-properties fo:margin-left="1in" fo:margin-right="0in" fo:margin-top="0in" fo:margin-bottom="0in" loext:contextual-spacing="true" fo:text-indent="-0.25in" style:auto-text-indent="false"/>
    </style:style>
    <style:style style:name="P12" style:family="paragraph" style:parent-style-name="Standard" style:list-style-name="WWNum13">
      <style:paragraph-properties fo:margin-left="1.5in" fo:margin-right="0in" fo:margin-top="0in" fo:margin-bottom="0in" loext:contextual-spacing="true" fo:text-indent="-0.25in" style:auto-text-indent="false"/>
    </style:style>
    <style:style style:name="P13" style:family="paragraph" style:parent-style-name="Standard" style:list-style-name="WWNum3">
      <style:paragraph-properties fo:margin-left="1.5in" fo:margin-right="0in" fo:margin-top="0in" fo:margin-bottom="0in" loext:contextual-spacing="true" fo:text-indent="-0.25in" style:auto-text-indent="false"/>
    </style:style>
    <style:style style:name="P14" style:family="paragraph" style:parent-style-name="Standard" style:list-style-name="WWNum8">
      <style:paragraph-properties fo:margin-left="1.5in" fo:margin-right="0in" fo:margin-top="0in" fo:margin-bottom="0in" loext:contextual-spacing="true" fo:text-indent="-0.25in" style:auto-text-indent="false"/>
    </style:style>
    <style:style style:name="P15" style:family="paragraph" style:parent-style-name="Standard" style:list-style-name="WWNum12">
      <style:paragraph-properties fo:margin-left="1.5in" fo:margin-right="0in" fo:margin-top="0in" fo:margin-bottom="0in" loext:contextual-spacing="true" fo:text-indent="-0.25in" style:auto-text-indent="false"/>
    </style:style>
    <style:style style:name="P16" style:family="paragraph" style:parent-style-name="Standard" style:list-style-name="WWNum16">
      <style:paragraph-properties fo:margin-left="1.5in" fo:margin-right="0in" fo:margin-top="0in" fo:margin-bottom="0in" loext:contextual-spacing="true" fo:text-indent="-0.25in" style:auto-text-indent="false"/>
    </style:style>
    <style:style style:name="P17" style:family="paragraph" style:parent-style-name="Standard" style:list-style-name="WWNum25">
      <style:paragraph-properties fo:margin-left="1.5in" fo:margin-right="0in" fo:margin-top="0in" fo:margin-bottom="0in" loext:contextual-spacing="true" fo:text-indent="-0.25in" style:auto-text-indent="false"/>
    </style:style>
    <style:style style:name="P18" style:family="paragraph" style:parent-style-name="Standard" style:list-style-name="WWNum21">
      <style:paragraph-properties fo:margin-left="1.5in" fo:margin-right="0in" fo:margin-top="0in" fo:margin-bottom="0in" loext:contextual-spacing="true" fo:text-indent="-0.25in" style:auto-text-indent="false"/>
    </style:style>
    <style:style style:name="P19" style:family="paragraph" style:parent-style-name="Standard" style:list-style-name="WWNum15">
      <style:paragraph-properties fo:margin-left="1.5in" fo:margin-right="0in" fo:margin-top="0in" fo:margin-bottom="0in" loext:contextual-spacing="true" fo:text-indent="-0.25in" style:auto-text-indent="false"/>
    </style:style>
    <style:style style:name="P20" style:family="paragraph" style:parent-style-name="Standard" style:list-style-name="WWNum18">
      <style:paragraph-properties fo:margin-left="1.5in" fo:margin-right="0in" fo:margin-top="0in" fo:margin-bottom="0in" loext:contextual-spacing="true" fo:text-indent="-0.25in" style:auto-text-indent="false"/>
    </style:style>
    <style:style style:name="P21" style:family="paragraph" style:parent-style-name="Standard" style:list-style-name="WWNum17">
      <style:paragraph-properties fo:margin-left="1.5in" fo:margin-right="0in" fo:margin-top="0in" fo:margin-bottom="0in" loext:contextual-spacing="true" fo:text-indent="-0.25in" style:auto-text-indent="false"/>
    </style:style>
    <style:style style:name="P22" style:family="paragraph" style:parent-style-name="Standard" style:list-style-name="WWNum10">
      <style:paragraph-properties fo:margin-left="1.5in" fo:margin-right="0in" fo:margin-top="0in" fo:margin-bottom="0in" loext:contextual-spacing="true" fo:text-indent="-0.25in" style:auto-text-indent="false"/>
    </style:style>
    <style:style style:name="P23" style:family="paragraph" style:parent-style-name="Standard" style:list-style-name="WWNum1">
      <style:paragraph-properties fo:margin-left="1.5in" fo:margin-right="0in" fo:margin-top="0in" fo:margin-bottom="0in" loext:contextual-spacing="true" fo:text-indent="-0.25in" style:auto-text-indent="false"/>
    </style:style>
    <style:style style:name="P24" style:family="paragraph" style:parent-style-name="Standard" style:list-style-name="WWNum22">
      <style:paragraph-properties fo:margin-left="1.5in" fo:margin-right="0in" fo:margin-top="0in" fo:margin-bottom="0in" loext:contextual-spacing="true" fo:text-indent="-0.25in" style:auto-text-indent="false"/>
    </style:style>
    <style:style style:name="P25" style:family="paragraph" style:parent-style-name="Standard" style:list-style-name="WWNum24">
      <style:paragraph-properties fo:margin-left="1.5in" fo:margin-right="0in" fo:margin-top="0in" fo:margin-bottom="0in" loext:contextual-spacing="true" fo:text-indent="-0.25in" style:auto-text-indent="false"/>
    </style:style>
    <style:style style:name="P26" style:family="paragraph" style:parent-style-name="Standard" style:list-style-name="WWNum23">
      <style:paragraph-properties fo:margin-left="1.5in" fo:margin-right="0in" fo:margin-top="0in" fo:margin-bottom="0in" loext:contextual-spacing="true" fo:text-indent="-0.25in" style:auto-text-indent="false"/>
    </style:style>
    <style:style style:name="P27" style:family="paragraph" style:parent-style-name="Standard" style:list-style-name="WWNum5">
      <style:paragraph-properties fo:margin-left="1.5in" fo:margin-right="0in" fo:margin-top="0in" fo:margin-bottom="0in" loext:contextual-spacing="true" fo:text-indent="-0.25in" style:auto-text-indent="false"/>
    </style:style>
    <style:style style:name="P28" style:family="paragraph" style:parent-style-name="Standard" style:list-style-name="WWNum13">
      <style:paragraph-properties fo:margin-left="2in" fo:margin-right="0in" fo:margin-top="0in" fo:margin-bottom="0in" loext:contextual-spacing="true" fo:text-indent="-0.25in" style:auto-text-indent="false"/>
    </style:style>
    <style:style style:name="P29" style:family="paragraph" style:parent-style-name="Standard" style:list-style-name="WWNum21">
      <style:paragraph-properties fo:margin-left="2in" fo:margin-right="0in" fo:margin-top="0in" fo:margin-bottom="0in" loext:contextual-spacing="true" fo:text-indent="-0.25in" style:auto-text-indent="false"/>
    </style:style>
    <style:style style:name="P30" style:family="paragraph" style:parent-style-name="Standard" style:list-style-name="WWNum15">
      <style:paragraph-properties fo:margin-left="2in" fo:margin-right="0in" fo:margin-top="0in" fo:margin-bottom="0in" loext:contextual-spacing="true" fo:text-indent="-0.25in" style:auto-text-indent="false"/>
    </style:style>
    <style:style style:name="P31" style:family="paragraph" style:parent-style-name="Standard" style:list-style-name="WWNum1">
      <style:paragraph-properties fo:margin-left="2in" fo:margin-right="0in" fo:margin-top="0in" fo:margin-bottom="0in" loext:contextual-spacing="true" fo:text-indent="-0.25in" style:auto-text-indent="false"/>
    </style:style>
    <style:style style:name="P32" style:family="paragraph" style:parent-style-name="Standard" style:list-style-name="WWNum22">
      <style:paragraph-properties fo:margin-left="2in" fo:margin-right="0in" fo:margin-top="0in" fo:margin-bottom="0in" loext:contextual-spacing="true" fo:text-indent="-0.25in" style:auto-text-indent="false"/>
    </style:style>
    <style:style style:name="P33" style:family="paragraph" style:parent-style-name="Standard" style:list-style-name="WWNum23">
      <style:paragraph-properties fo:margin-left="2in" fo:margin-right="0in" fo:margin-top="0in" fo:margin-bottom="0in" loext:contextual-spacing="true" fo:text-indent="-0.25in" style:auto-text-indent="false"/>
    </style:style>
    <style:style style:name="P34" style:family="paragraph" style:parent-style-name="Standard">
      <style:paragraph-properties fo:margin-left="1in" fo:margin-right="0in" fo:margin-top="0in" fo:margin-bottom="0in" loext:contextual-spacing="false" fo:text-indent="0in" style:auto-text-indent="false"/>
    </style:style>
    <style:style style:name="P35" style:family="paragraph" style:parent-style-name="Standard">
      <style:paragraph-properties fo:margin-left="1in" fo:margin-right="0in" fo:margin-top="0in" fo:margin-bottom="0in" loext:contextual-spacing="false" fo:text-indent="0in" style:auto-text-indent="false"/>
      <style:text-properties fo:font-size="12pt" style:font-size-asian="12pt" style:font-size-complex="12pt"/>
    </style:style>
    <style:style style:name="P36" style:family="paragraph" style:parent-style-name="Standard">
      <style:paragraph-properties fo:margin-left="1in" fo:margin-right="0in" fo:margin-top="0in" fo:margin-bottom="0in" loext:contextual-spacing="false" fo:line-height="100%" fo:text-indent="0in" style:auto-text-indent="false"/>
      <style:text-properties fo:font-size="14pt" style:font-size-asian="14pt" style:font-size-complex="14pt"/>
    </style:style>
    <style:style style:name="P37" style:family="paragraph" style:parent-style-name="Standard">
      <style:paragraph-properties fo:margin-left="0.5in" fo:margin-right="0in" fo:margin-top="0in" fo:margin-bottom="0in" loext:contextual-spacing="false" fo:text-indent="0in" style:auto-text-indent="false"/>
      <style:text-properties fo:font-size="12pt" style:font-size-asian="12pt" style:font-size-complex="12pt"/>
    </style:style>
    <style:style style:name="P38" style:family="paragraph" style:parent-style-name="Standard">
      <style:paragraph-properties fo:margin-left="0.5in" fo:margin-right="0in" fo:margin-top="0in" fo:margin-bottom="0in" loext:contextual-spacing="false" fo:text-indent="0in" style:auto-text-indent="false"/>
      <style:text-properties fo:font-size="14pt" style:font-size-asian="14pt" style:font-size-complex="14pt"/>
    </style:style>
    <style:style style:name="P39" style:family="paragraph" style:parent-style-name="Standard">
      <style:paragraph-properties fo:margin-left="0.5in" fo:margin-right="0in" fo:margin-top="0in" fo:margin-bottom="0in" loext:contextual-spacing="false" fo:text-indent="0.5in" style:auto-text-indent="false"/>
    </style:style>
    <style:style style:name="P40" style:family="paragraph" style:parent-style-name="Standard">
      <style:paragraph-properties fo:margin-left="0.5in" fo:margin-right="0in" fo:margin-top="0in" fo:margin-bottom="0in" loext:contextual-spacing="false" fo:text-indent="0.5in" style:auto-text-indent="false"/>
      <style:text-properties fo:font-size="12pt" style:font-size-asian="12pt" style:font-size-complex="12pt"/>
    </style:style>
    <style:style style:name="P41" style:family="paragraph" style:parent-style-name="Standard">
      <style:paragraph-properties fo:margin-left="0in" fo:margin-right="0in" fo:margin-top="0in" fo:margin-bottom="0in" loext:contextual-spacing="false" fo:text-indent="0in" style:auto-text-indent="false"/>
      <style:text-properties fo:font-size="14pt" style:font-size-asian="14pt" style:font-size-complex="14pt"/>
    </style:style>
    <style:style style:name="P42" style:family="paragraph" style:parent-style-name="Standard">
      <style:paragraph-properties fo:margin-left="2in" fo:margin-right="0in" fo:margin-top="0in" fo:margin-bottom="0in" loext:contextual-spacing="false" fo:text-indent="0.5in" style:auto-text-indent="false"/>
      <style:text-properties fo:font-size="14pt" style:font-size-asian="14pt" style:font-size-complex="14pt"/>
    </style:style>
    <style:style style:name="P43" style:family="paragraph" style:parent-style-name="Standard" style:list-style-name="WWNum1">
      <style:paragraph-properties fo:margin-left="2.5in" fo:margin-right="0in" fo:margin-top="0in" fo:margin-bottom="0in" loext:contextual-spacing="true" fo:text-indent="-0.25in" style:auto-text-indent="false"/>
    </style:style>
    <style:style style:name="P44" style:family="paragraph" style:parent-style-name="Standard">
      <style:paragraph-properties fo:margin-left="1.5in" fo:margin-right="0in" fo:margin-top="0in" fo:margin-bottom="0in" loext:contextual-spacing="false" fo:text-indent="0in" style:auto-text-indent="false"/>
      <style:text-properties fo:font-size="14pt" style:font-size-asian="14pt" style:font-size-complex="14pt"/>
    </style:style>
    <style:style style:name="P45" style:family="paragraph" style:parent-style-name="Heading_20_3">
      <style:paragraph-properties fo:margin-top="0.3335in" fo:margin-bottom="0.0555in" loext:contextual-spacing="false" fo:line-height="100%" fo:keep-together="auto" fo:keep-with-next="auto"/>
      <style:text-properties fo:font-size="18pt" fo:font-weight="bold" style:font-size-asian="18pt" style:font-weight-asian="bold" style:font-size-complex="18pt"/>
    </style:style>
    <style:style style:name="P46" style:family="paragraph" style:parent-style-name="Heading_20_3">
      <style:paragraph-properties fo:margin-top="0.3335in" fo:margin-bottom="0.0555in" loext:contextual-spacing="false" fo:line-height="100%" fo:keep-together="auto" fo:keep-with-next="auto"/>
    </style:style>
    <style:style style:name="P47" style:family="paragraph" style:parent-style-name="Heading_20_3" style:list-style-name="WWNum11">
      <style:paragraph-properties fo:margin-left="0.5in" fo:margin-right="0in" fo:margin-top="0.222in" fo:margin-bottom="0.0555in" loext:contextual-spacing="true" fo:text-indent="-0.25in" style:auto-text-indent="false"/>
    </style:style>
    <style:style style:name="P48" style:family="paragraph" style:parent-style-name="Heading_20_3" style:list-style-name="WWNum19">
      <style:paragraph-properties fo:margin-left="0.5in" fo:margin-right="0in" fo:margin-top="0.222in" fo:margin-bottom="0.0555in" loext:contextual-spacing="true" fo:text-indent="-0.25in" style:auto-text-indent="false"/>
    </style:style>
    <style:style style:name="P49" style:family="paragraph" style:parent-style-name="Heading_20_3" style:list-style-name="WWNum9">
      <style:paragraph-properties fo:margin-left="0.5in" fo:margin-right="0in" fo:margin-top="0.222in" fo:margin-bottom="0.0555in" loext:contextual-spacing="true" fo:text-indent="-0.25in" style:auto-text-indent="false"/>
    </style:style>
    <style:style style:name="P50" style:family="paragraph" style:parent-style-name="Heading_20_3" style:list-style-name="WWNum20">
      <style:paragraph-properties fo:margin-left="0.5in" fo:margin-right="0in" fo:margin-top="0.222in" fo:margin-bottom="0.0555in" loext:contextual-spacing="true" fo:text-indent="-0.25in" style:auto-text-indent="false"/>
    </style:style>
    <style:style style:name="P51" style:family="paragraph" style:parent-style-name="Heading_20_3" style:list-style-name="WWNum7">
      <style:paragraph-properties fo:margin-left="0.5in" fo:margin-right="0in" fo:margin-top="0.3335in" fo:margin-bottom="0.0555in" loext:contextual-spacing="true" fo:line-height="100%" fo:keep-together="auto" fo:text-indent="-0.25in" style:auto-text-indent="false" fo:keep-with-next="auto"/>
    </style:style>
    <style:style style:name="T1" style:family="text">
      <style:text-properties fo:font-size="28pt" fo:font-weight="bold" style:font-size-asian="28pt" style:font-weight-asian="bold" style:font-size-complex="28pt"/>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color="#434343" fo:font-size="14pt" style:font-size-asian="14pt" style:font-size-complex="14pt"/>
    </style:style>
    <style:style style:name="T7" style:family="text">
      <style:text-properties fo:color="#434343" fo:font-size="18pt" style:font-size-asian="18pt" style:font-size-complex="18pt"/>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 <text:tab/> <text:tab/></text:p>
      <text:p text:style-name="P2"><text:span text:style-name="T1">Minesweeper</text:span></text:p>
      <text:p text:style-name="P2"><text:span text:style-name="T2">Draft – II</text:span></text:p>
      <text:p text:style-name="P45"><text:bookmark text:name="_yguuy5jrqw8k"/></text:p>
      <text:p text:style-name="P46"><text:bookmark text:name="_uun6jtkm2oi8"/><text:span text:style-name="T3">Rules</text:span></text:p>
      <text:list xml:id="list345431574006444768" text:style-name="WWNum14">
        <text:list-item>
          <text:p text:style-name="P5"><text:span text:style-name="T4">The Objective of the game is to find all the mines in minimum time.</text:span></text:p>
        </text:list-item>
        <text:list-item>
          <text:p text:style-name="P5"><text:span text:style-name="T4">If the user clicks on a cell.</text:span></text:p>
          <text:list>
            <text:list-item>
              <text:p text:style-name="P6"><text:span text:style-name="T4">It may be blank( an empty field ), hence it will reveal all the connected blank cells.</text:span></text:p>
            </text:list-item>
            <text:list-item>
              <text:p text:style-name="P6"><text:span text:style-name="T4">It may have a number </text:span><text:span text:style-name="T5">N</text:span><text:span text:style-name="T4"> , there is a mine located near this cell which is at N steps.</text:span></text:p>
            </text:list-item>
            <text:list-item>
              <text:p text:style-name="P6"><text:span text:style-name="T4">It may have a mine and if the user clicks on this cell, he/she will lose the game( game over ).</text:span></text:p>
            </text:list-item>
          </text:list>
        </text:list-item>
        <text:list-item>
          <text:p text:style-name="P5"><text:span text:style-name="T4">The use can make use of flags to mark the cell that he/she thinks is the cell with a mine, so that they don't end up clicking it.</text:span></text:p>
        </text:list-item>
        <text:list-item>
          <text:p text:style-name="P5"><text:span text:style-name="T4">If the user has misplaced a flag on a cell not having a mine, there's a possibility that the user might click on a cell having a mine, hence will lose the game.</text:span></text:p>
        </text:list-item>
        <text:list-item>
          <text:p text:style-name="P5"><text:span text:style-name="T4">If the cell is revealed or contains a number, no more operations can be performed on that cell.</text:span></text:p>
        </text:list-item>
        <text:list-item>
          <text:p text:style-name="P5"><text:span text:style-name="T4">Once a flag is set on a particular cell, it cannot be clicked to reveal the cell's content, that can only be done by unsetting the flag.</text:span></text:p>
        </text:list-item>
      </text:list>
      <text:p text:style-name="P46"><text:bookmark text:name="_s9o16y89gyaa"/><text:span text:style-name="T2">Implementation</text:span></text:p>
      <text:list xml:id="list1612188371187975540" text:style-name="WWNum11">
        <text:list-item>
          <text:p text:style-name="P47"><text:bookmark text:name="_p6bsmodlkhw1"/><text:span text:style-name="T2">Assumptions</text:span>:</text:p>
        </text:list-item>
      </text:list>
      <text:list xml:id="list3789080289679488169" text:style-name="WWNum2">
        <text:list-item>
          <text:p text:style-name="P7"><text:span text:style-name="T4">Flag is just a marker for to user to mark a cell which may contain a mine, so that he/she doesn't click on that cell by mistake. There is no restrictions on the number of flags used, the game can't be won unless the winning condition (explained later) is met.<text:tab/></text:span></text:p>
        </text:list-item>
      </text:list>
      <text:list xml:id="list7745508855068943943" text:style-name="WWNum19">
        <text:list-item>
          <text:p text:style-name="P48"><text:bookmark text:name="_tf74cykrqkzc"/><text:span text:style-name="T2">Data Structure:</text:span></text:p>
        </text:list-item>
      </text:list>
      <text:list xml:id="list7292640031723700839" text:style-name="WWNum13">
        <text:list-item>
          <text:p text:style-name="P8"><text:span text:style-name="T4">Array of Array of Objects( 2 Dimensional Array )</text:span></text:p>
          <text:list>
            <text:list-item>
              <text:p text:style-name="P12"><text:span text:style-name="T4">The Objects will contain the following properties:</text:span></text:p>
              <text:list>
                <text:list-item>
                  <text:p text:style-name="P28"><text:soft-page-break/><text:span text:style-name="T4"><office:annotation office:name="__Annotation__45_1131296184"><dc:creator>Prajwalit Bhopale</dc:creator><dc:date>2017-03-23T00:50:33</dc:date><text:p><text:span text:style-name="T9">You have isMine, isNumber, isBlank flag. But at one time only one is going to be useful. Will it be useful to combine these 3 things into one property?</text:span></text:p></office:annotation></text:span><text:span text:style-name="T4">isMine ( boolean )</text:span><office:annotation-end office:name="__Annotation__45_1131296184"/></text:p>
                </text:list-item>
                <text:list-item>
                  <text:p text:style-name="P28"><text:span text:style-name="T4">isFlag ( boolean )</text:span></text:p>
                </text:list-item>
                <text:list-item>
                  <text:p text:style-name="P28"><text:span text:style-name="T4">isVisible ( boolean )</text:span></text:p>
                </text:list-item>
                <text:list-item>
                  <text:p text:style-name="P28"><text:span text:style-name="T4">isNumber ( integer )</text:span></text:p>
                </text:list-item>
                <text:list-item>
                  <text:p text:style-name="P28"><text:span text:style-name="T4">isBlank( boolean )</text:span></text:p>
                </text:list-item>
                <text:list-item>
                  <text:p text:style-name="P28"><text:span text:style-name="T4"><office:annotation office:name="__Annotation__54_1131296184"><dc:creator>Prajwalit Bhopale</dc:creator><dc:date>2017-03-23T00:48:20</dc:date><text:p><text:span text:style-name="T9">Do you need this if it's a two dimensional array?</text:span></text:p><text:p><text:span text:style-name="T9">You'll know the position using indices of these two arrays.</text:span></text:p></office:annotation></text:span><text:span text:style-name="T4">iX ( integer )</text:span></text:p>
                </text:list-item>
                <text:list-item>
                  <text:p text:style-name="P28"><text:span text:style-name="T4">iY( integer )</text:span><office:annotation-end office:name="__Annotation__54_1131296184"/></text:p>
                </text:list-item>
              </text:list>
            </text:list-item>
          </text:list>
        </text:list-item>
      </text:list>
      <text:p text:style-name="P35"/>
      <text:list xml:id="list1576098103933011600" text:style-name="WWNum9">
        <text:list-item>
          <text:p text:style-name="P49"><text:bookmark text:name="_63uhopd6by2u"/><text:span text:style-name="T2">Global Variable:</text:span></text:p>
        </text:list-item>
      </text:list>
      <text:list xml:id="list1278674703165318670" text:style-name="WWNum4">
        <text:list-item>
          <text:p text:style-name="P9"><text:span text:style-name="T4">The nesting signifies that there is only one global variable( named as globalVariable ), which will have all the other variables defined in it.</text:span></text:p>
        </text:list-item>
      </text:list>
      <text:p text:style-name="P37"/>
      <text:list xml:id="list7797150403965996198" text:style-name="WWNum3">
        <text:list-item>
          <text:p text:style-name="P10"><text:span text:style-name="T4">globalVariable{</text:span></text:p>
          <text:list>
            <text:list-item>
              <text:p text:style-name="P13"><text:span text:style-name="T4"><office:annotation office:name="__Annotation__67_1131296184"><dc:creator>Prajwalit Bhopale</dc:creator><dc:date>2017-03-23T00:54:13</dc:date><text:p><text:span text:style-name="T9">What's min-max?</text:span></text:p></office:annotation></text:span><text:span text:style-name="T4">iXmax ( integer )</text:span></text:p>
            </text:list-item>
            <text:list-item>
              <text:p text:style-name="P13"><text:span text:style-name="T4">iXmin ( integer )</text:span></text:p>
            </text:list-item>
            <text:list-item>
              <text:p text:style-name="P13"><text:span text:style-name="T4">iYmax ( integer )</text:span></text:p>
            </text:list-item>
            <text:list-item>
              <text:p text:style-name="P13"><text:span text:style-name="T4">iYmin ( integer )</text:span><office:annotation-end office:name="__Annotation__67_1131296184"/></text:p>
            </text:list-item>
            <text:list-item>
              <text:p text:style-name="P13"><text:span text:style-name="T4">iMinesCount ( integer )</text:span></text:p>
            </text:list-item>
            <text:list-item>
              <text:p text:style-name="P13"><text:span text:style-name="T4"><office:annotation office:name="__Annotation__73_1131296184"><dc:creator>Prajwalit Bhopale</dc:creator><dc:date>2017-03-23T00:57:25</dc:date><text:p><text:span text:style-name="T9">This is going to be quite difficult to maintain. Consider calculating it rather than storing it.</text:span></text:p></office:annotation></text:span><text:span text:style-name="T4">iFlagCount ( integer )</text:span></text:p>
            </text:list-item>
            <text:list-item>
              <text:p text:style-name="P13"><text:span text:style-name="T4">iUnCheckedCellCount ( integer )</text:span><office:annotation-end office:name="__Annotation__73_1131296184"/></text:p>
            </text:list-item>
            <text:list-item>
              <text:p text:style-name="P13"><text:span text:style-name="T4">listPlacedMinesLocation ( array )</text:span></text:p>
            </text:list-item>
            <text:list-item>
              <text:p text:style-name="P13"><text:span text:style-name="T4">iTimeCounter ( integer )</text:span></text:p>
            </text:list-item>
            <text:list-item>
              <text:p text:style-name="P13"><text:soft-page-break/><text:span text:style-name="T4"><office:annotation office:name="__Annotation__82_1131296184"><dc:creator>Prajwalit Bhopale</dc:creator><dc:date>2017-03-23T01:12:06</dc:date><text:p><text:span text:style-name="T9">Ignore. Understood. Though it doesn't need to be global.</text:span></text:p></office:annotation></text:span><text:span text:style-name="T4"><office:annotation office:name="__Annotation__80_1131296184"><dc:creator>Prajwalit Bhopale</dc:creator><dc:date>2017-03-23T01:12:06</dc:date><text:p><text:span text:style-name="T9">Why?</text:span></text:p></office:annotation></text:span><text:span text:style-name="T4">listEmptyCells</text:span><office:annotation-end office:name="__Annotation__80_1131296184"/><office:annotation-end office:name="__Annotation__82_1131296184"/><text:span text:style-name="T4"> ( array )</text:span></text:p>
            </text:list-item>
            <text:list-item>
              <text:p text:style-name="P13"><text:span text:style-name="T4"><office:annotation office:name="__Annotation__88_1131296184"><dc:creator>Prajwalit Bhopale</dc:creator><dc:date>2017-03-23T00:58:04</dc:date><text:p><text:span text:style-name="T9">What's this? And what's iXmax, ... then</text:span></text:p></office:annotation></text:span><text:span text:style-name="T4">iRow ( integer )</text:span></text:p>
            </text:list-item>
            <text:list-item>
              <text:p text:style-name="P13"><text:span text:style-name="T4">ICol ( integer )</text:span><office:annotation-end office:name="__Annotation__88_1131296184"/></text:p>
            </text:list-item>
          </text:list>
        </text:list-item>
      </text:list>
      <text:p text:style-name="P39"><text:span text:style-name="T4">}</text:span></text:p>
      <text:p text:style-name="P40"/>
      <text:p text:style-name="P40"/>
      <text:p text:style-name="P40"/>
      <text:p text:style-name="P40"/>
      <text:list xml:id="list8472779484580145911" text:style-name="WWNum7">
        <text:list-item>
          <text:p text:style-name="P51"><text:bookmark text:name="_ot10xx7tip3b"/><text:span text:style-name="T2">Functions</text:span>:</text:p>
        </text:list-item>
      </text:list>
      <text:p text:style-name="P1"/>
      <text:list xml:id="list7512147453425771289" text:style-name="WWNum6">
        <text:list-item>
          <text:p text:style-name="P11"><text:span text:style-name="T8">startTimer()</text:span></text:p>
        </text:list-item>
      </text:list>
      <text:list xml:id="list3108278756401808762" text:style-name="WWNum8">
        <text:list-item>
          <text:p text:style-name="P14"><text:span text:style-name="T4">Start the timer using inbuilt </text:span><text:span text:style-name="T4"><office:annotation office:name="__Annotation__100_1131296184"><dc:creator>Prajwalit Bhopale</dc:creator><dc:date>2017-03-23T00:59:06</dc:date><text:p><text:span text:style-name="T9">Why not setInterval?</text:span></text:p></office:annotation></text:span><text:span text:style-name="T4">setTimeout</text:span><office:annotation-end office:name="__Annotation__100_1131296184"/><text:span text:style-name="T4">() and increment the timeCounter.</text:span></text:p>
        </text:list-item>
      </text:list>
      <text:p text:style-name="P3"/>
      <text:list xml:id="list235502329001164" text:continue-list="list7512147453425771289" text:style-name="WWNum6">
        <text:list-item>
          <text:p text:style-name="P11"><text:span text:style-name="T8">stopTimer()</text:span></text:p>
        </text:list-item>
      </text:list>
      <text:list xml:id="list5283772325856268685" text:style-name="WWNum12">
        <text:list-item>
          <text:p text:style-name="P15"><text:span text:style-name="T4">Stop the timer( pause ) using the inbuilt clearTimeout().</text:span></text:p>
        </text:list-item>
      </text:list>
      <text:p text:style-name="P3"/>
      <text:list xml:id="list235502731533267" text:continue-list="list235502329001164" text:style-name="WWNum6">
        <text:list-item>
          <text:p text:style-name="P11"><text:span text:style-name="T8">resetTimer()</text:span></text:p>
        </text:list-item>
      </text:list>
      <text:list xml:id="list250175554237224641" text:style-name="WWNum16">
        <text:list-item>
          <text:p text:style-name="P16"><text:span text:style-name="T4">Reset the timer.</text:span></text:p>
        </text:list-item>
        <text:list-item>
          <text:p text:style-name="P16"><text:span text:style-name="T4">Call stopTimer()</text:span></text:p>
        </text:list-item>
        <text:list-item>
          <text:p text:style-name="P16"><text:span text:style-name="T4">Set timeCounter = 0.</text:span></text:p>
        </text:list-item>
      </text:list>
      <text:p text:style-name="P38"/>
      <text:list xml:id="list235503371106716" text:continue-list="list235502731533267" text:style-name="WWNum6">
        <text:list-item>
          <text:p text:style-name="P11"><text:soft-page-break/><text:span text:style-name="T8">setText()</text:span></text:p>
        </text:list-item>
      </text:list>
      <text:list xml:id="list2231867606139936258" text:style-name="WWNum25">
        <text:list-item>
          <text:p text:style-name="P17"><text:span text:style-name="T4">A function to display the status to the user.</text:span></text:p>
        </text:list-item>
        <text:list-item>
          <text:p text:style-name="P17"><text:span text:style-name="T4">Takes a single string parameter and returns nothing.</text:span></text:p>
        </text:list-item>
        <text:list-item>
          <text:p text:style-name="P17"><text:span text:style-name="T4">Get the element( document.getElementById() ) and set the string to the element( innerText ).</text:span></text:p>
        </text:list-item>
      </text:list>
      <text:p text:style-name="P41"/>
      <text:list xml:id="list235502325257737" text:continue-list="list235503371106716" text:style-name="WWNum6">
        <text:list-item>
          <text:p text:style-name="P11"><text:span text:style-name="T8">isValidCell()</text:span></text:p>
        </text:list-item>
      </text:list>
      <text:list xml:id="list8101360986947106923" text:style-name="WWNum21">
        <text:list-item>
          <text:p text:style-name="P18"><text:span text:style-name="T4">The function takes a single parameter and returns a boolean value.</text:span></text:p>
        </text:list-item>
        <text:list-item>
          <text:p text:style-name="P18"><text:span text:style-name="T4">IF True:</text:span></text:p>
          <text:list>
            <text:list-item>
              <text:p text:style-name="P29"><text:span text:style-name="T4">( X coordinate of the cell &gt;= iXmin )</text:span></text:p>
            </text:list-item>
            <text:list-item>
              <text:p text:style-name="P29"><text:span text:style-name="T4">( X coordinate of the cell &lt;= iXmax )</text:span></text:p>
            </text:list-item>
            <text:list-item>
              <text:p text:style-name="P29"><text:span text:style-name="T4">( Y coordinate of the cell &gt;= iYmin )</text:span></text:p>
            </text:list-item>
            <text:list-item>
              <text:p text:style-name="P29"><text:span text:style-name="T4">( Y coordinate of the cell &lt;= iYmax )</text:span></text:p>
            </text:list-item>
            <text:list-item>
              <text:p text:style-name="P29"><text:span text:style-name="T4">Return True.</text:span></text:p>
            </text:list-item>
          </text:list>
        </text:list-item>
        <text:list-item>
          <text:p text:style-name="P18"><text:span text:style-name="T4">IF False:</text:span></text:p>
          <text:list>
            <text:list-item>
              <text:p text:style-name="P29"><text:span text:style-name="T4">Return False.</text:span></text:p>
            </text:list-item>
          </text:list>
        </text:list-item>
      </text:list>
      <text:p text:style-name="P42"/>
      <text:p text:style-name="P42"/>
      <text:p text:style-name="P42"/>
      <text:p text:style-name="P42"/>
      <text:list xml:id="list235502695049245" text:continue-list="list235502325257737" text:style-name="WWNum6">
        <text:list-item>
          <text:p text:style-name="P11"><text:span text:style-name="T8">showClosebyMinesCount()</text:span></text:p>
        </text:list-item>
      </text:list>
      <text:list xml:id="list5016365978456186238" text:style-name="WWNum15">
        <text:list-item>
          <text:p text:style-name="P19"><text:span text:style-name="T4">The following conditions should satisfy to set numbers around a mine.</text:span></text:p>
          <text:list>
            <text:list-item>
              <text:p text:style-name="P30"><text:soft-page-break/><text:span text:style-name="T4">isMine is False.</text:span></text:p>
            </text:list-item>
            <text:list-item>
              <text:p text:style-name="P30"><text:span text:style-name="T4"><office:annotation office:name="__Annotation__129_1131296184"><dc:creator>Prajwalit Bhopale</dc:creator><dc:date>2017-03-23T01:01:57</dc:date><text:p><text:span text:style-name="T9">Why?</text:span></text:p></office:annotation></text:span><text:span text:style-name="T4">IsNumber is False.</text:span><office:annotation-end office:name="__Annotation__129_1131296184"/></text:p>
            </text:list-item>
            <text:list-item>
              <text:p text:style-name="P30"><text:span text:style-name="T4">isValidCell() should return True</text:span></text:p>
            </text:list-item>
          </text:list>
        </text:list-item>
      </text:list>
      <text:list xml:id="list6116112659868249587" text:style-name="WWNum18">
        <text:list-item>
          <text:p text:style-name="P20"><text:span text:style-name="T4">If </text:span><text:span text:style-name="T5">ALL</text:span><text:span text:style-name="T4"> the above conditions satisfy, then number can be assigned to that cell</text:span><text:span text:style-name="T8">.</text:span></text:p>
        </text:list-item>
      </text:list>
      <text:p text:style-name="P41"/>
      <text:list xml:id="list235503236413083" text:continue-list="list235502695049245" text:style-name="WWNum6">
        <text:list-item>
          <text:p text:style-name="P11"><text:span text:style-name="T8">plantMines()</text:span></text:p>
        </text:list-item>
      </text:list>
      <text:list xml:id="list4071698652268028356" text:style-name="WWNum17">
        <text:list-item>
          <text:p text:style-name="P21"><text:span text:style-name="T4">Generate unique random numbers.</text:span></text:p>
        </text:list-item>
        <text:list-item>
          <text:p text:style-name="P21"><text:span text:style-name="T4">Access the object at that number in the matrix and set its isMine property to true. </text:span></text:p>
        </text:list-item>
        <text:list-item>
          <text:p text:style-name="P21"><text:span text:style-name="T4">Add the object in the placedMinesLocation Array.</text:span></text:p>
        </text:list-item>
        <text:list-item>
          <text:p text:style-name="P21"><text:span text:style-name="T4">Continue this process until number of random numbers generated equals iMinesCount.</text:span></text:p>
        </text:list-item>
      </text:list>
      <text:p text:style-name="P3"/>
      <text:list xml:id="list235502808669225" text:continue-list="list235503236413083" text:style-name="WWNum6">
        <text:list-item>
          <text:p text:style-name="P11"><text:span text:style-name="T8">showMines()</text:span></text:p>
        </text:list-item>
      </text:list>
      <text:list xml:id="list202229358548115494" text:style-name="WWNum10">
        <text:list-item>
          <text:p text:style-name="P22"><text:span text:style-name="T4">Iterate through the placedMinesLocation Array.</text:span></text:p>
        </text:list-item>
        <text:list-item>
          <text:p text:style-name="P22"><text:span text:style-name="T4">Set isVisible to True for all those cells.</text:span></text:p>
        </text:list-item>
        <text:list-item>
          <text:p text:style-name="P22"><text:span text:style-name="T4">Display the locations of the mines.</text:span></text:p>
        </text:list-item>
      </text:list>
      <text:p text:style-name="P41"/>
      <text:list xml:id="list235503522744342" text:continue-list="list235502808669225" text:style-name="WWNum6">
        <text:list-item>
          <text:p text:style-name="P11"><text:span text:style-name="T8"><office:annotation office:name="__Annotation__147_1131296184"><dc:creator>Prajwalit Bhopale</dc:creator><dc:date>2017-03-23T01:05:54</dc:date><text:p><text:span text:style-name="T9">The definition is a bit confusing. It is used to figure if the game is over AND if it's over it performs some actions.</text:span></text:p><text:p><text:span text:style-name="T9">I'd rather have condition outside the function then. If clicked on mine, call gameOver</text:span></text:p></office:annotation></text:span><text:span text:style-name="T8">gameOver</text:span><office:annotation-end office:name="__Annotation__147_1131296184"/><text:span text:style-name="T8">()</text:span></text:p>
        </text:list-item>
      </text:list>
      <text:list xml:id="list7986366351296483529" text:style-name="WWNum1">
        <text:list-item>
          <text:p text:style-name="P23"><text:span text:style-name="T4">The game will be over only if the user clicks on a cell which contains a mine.</text:span></text:p>
        </text:list-item>
        <text:list-item>
          <text:p text:style-name="P23"><text:span text:style-name="T4">Check if ( isMine )</text:span></text:p>
          <text:list>
            <text:list-item>
              <text:p text:style-name="P31"><text:span text:style-name="T4">IF True:</text:span></text:p>
              <text:list>
                <text:list-item>
                  <text:p text:style-name="P43"><text:span text:style-name="T4">call disableGrid()</text:span></text:p>
                </text:list-item>
                <text:list-item>
                  <text:p text:style-name="P43"><text:soft-page-break/><text:span text:style-name="T4">call stopTimer()</text:span></text:p>
                </text:list-item>
                <text:list-item>
                  <text:p text:style-name="P43"><text:span text:style-name="T4">call showMines()</text:span></text:p>
                </text:list-item>
                <text:list-item>
                  <text:p text:style-name="P43"><text:span text:style-name="T4">Call setText(String ) and pass “Game Over” as a parameter.</text:span></text:p>
                </text:list-item>
                <text:list-item>
                  <text:p text:style-name="P43"><text:span text:style-name="T4">Return True.</text:span></text:p>
                </text:list-item>
              </text:list>
            </text:list-item>
            <text:list-item>
              <text:p text:style-name="P31"><text:span text:style-name="T4">IF False:</text:span></text:p>
              <text:list>
                <text:list-item>
                  <text:p text:style-name="P43"><text:span text:style-name="T4">Return False.</text:span></text:p>
                </text:list-item>
              </text:list>
            </text:list-item>
          </text:list>
        </text:list-item>
      </text:list>
      <text:p text:style-name="P44"/>
      <text:p text:style-name="P44"/>
      <text:list xml:id="list235501815575122" text:continue-list="list235503522744342" text:style-name="WWNum6">
        <text:list-item>
          <text:p text:style-name="P11"><text:span text:style-name="T8"><office:annotation office:name="__Annotation__162_1131296184"><dc:creator>Prajwalit Bhopale</dc:creator><dc:date>2017-03-23T01:07:02</dc:date><text:p><text:span text:style-name="T9">Same as gameOver comment</text:span></text:p></office:annotation></text:span><text:span text:style-name="T8">gameWin</text:span><office:annotation-end office:name="__Annotation__162_1131296184"/><text:span text:style-name="T8">()</text:span></text:p>
        </text:list-item>
      </text:list>
      <text:list xml:id="list7473743685949190097" text:style-name="WWNum22">
        <text:list-item>
          <text:p text:style-name="P24"><text:span text:style-name="T4">Check if ( minesCount equals Number of </text:span><text:span text:style-name="T4"><office:annotation office:name="__Annotation__168_1131296184"><dc:creator>Prajwalit Bhopale</dc:creator><dc:date>2017-03-23T01:13:42</dc:date><text:p><text:span text:style-name="T9">unopened</text:span></text:p></office:annotation></text:span><text:span text:style-name="T4">unclicked</text:span><office:annotation-end office:name="__Annotation__168_1131296184"/><text:span text:style-name="T4"> cells )</text:span></text:p>
        </text:list-item>
        <text:list-item>
          <text:p text:style-name="P24"><text:span text:style-name="T4">IF True:</text:span></text:p>
          <text:list>
            <text:list-item>
              <text:p text:style-name="P32"><text:span text:style-name="T4">Call disableGrid()</text:span></text:p>
            </text:list-item>
            <text:list-item>
              <text:p text:style-name="P32"><text:span text:style-name="T4">Call stopTimer()</text:span></text:p>
            </text:list-item>
            <text:list-item>
              <text:p text:style-name="P32"><text:span text:style-name="T4">Call setText(String ) and pass “Winner” as a parameter.</text:span></text:p>
            </text:list-item>
            <text:list-item>
              <text:p text:style-name="P32"><text:span text:style-name="T4">Return True.</text:span></text:p>
            </text:list-item>
          </text:list>
        </text:list-item>
        <text:list-item>
          <text:p text:style-name="P24"><text:span text:style-name="T4">IF False:</text:span></text:p>
          <text:list>
            <text:list-item>
              <text:p text:style-name="P32"><text:span text:style-name="T4">Return false.</text:span></text:p>
            </text:list-item>
          </text:list>
        </text:list-item>
      </text:list>
      <text:p text:style-name="P41"/>
      <text:list xml:id="list235502145671355" text:continue-list="list235501815575122" text:style-name="WWNum6">
        <text:list-item>
          <text:p text:style-name="P11"><text:span text:style-name="T8">revealBlankCells()</text:span></text:p>
        </text:list-item>
      </text:list>
      <text:list xml:id="list5708171581291021201" text:style-name="WWNum24">
        <text:list-item>
          <text:p text:style-name="P25"><text:span text:style-name="T4">In order to reveal the blank cells, check it’s immediate surrounding cells in the following fashion.</text:span></text:p>
        </text:list-item>
      </text:list>
      <text:p text:style-name="P3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6"/>
          </table:table-cell>
          <table:table-cell table:style-name="Table1.B1" office:value-type="string">
            <text:p text:style-name="P36"/>
          </table:table-cell>
          <table:table-cell table:style-name="Table1.A1" office:value-type="string">
            <text:p text:style-name="P36"/>
          </table:table-cell>
        </table:table-row>
        <table:table-row table:style-name="Table1.1">
          <table:table-cell table:style-name="Table1.B1" office:value-type="string">
            <text:p text:style-name="P36"/>
          </table:table-cell>
          <table:table-cell table:style-name="Table1.B2" office:value-type="string">
            <text:p text:style-name="P36"/>
          </table:table-cell>
          <table:table-cell table:style-name="Table1.B1" office:value-type="string">
            <text:p text:style-name="P36"/>
          </table:table-cell>
        </table:table-row>
        <table:table-row table:style-name="Table1.1">
          <table:table-cell table:style-name="Table1.A1" office:value-type="string">
            <text:p text:style-name="P36"/>
          </table:table-cell>
          <table:table-cell table:style-name="Table1.B1" office:value-type="string">
            <text:p text:style-name="P36"/>
          </table:table-cell>
          <table:table-cell table:style-name="Table1.A1" office:value-type="string">
            <text:p text:style-name="P36"/>
          </table:table-cell>
        </table:table-row>
      </table:table>
      <text:p text:style-name="P38"><text:soft-page-break/></text:p>
      <text:p text:style-name="P3"/>
      <text:list xml:id="list835219301013974577" text:style-name="WWNum23">
        <text:list-item>
          <text:p text:style-name="P26"><text:span text:style-name="T4">When the user clicks on an empty cell( marked as blue ), add the immediate surrounding cells( marked as grey ) to a list( listEmptyCells ).</text:span></text:p>
        </text:list-item>
        <text:list-item>
          <text:p text:style-name="P26"><text:span text:style-name="T4">Ignore if a cell is already:</text:span></text:p>
          <text:list>
            <text:list-item>
              <text:p text:style-name="P33"><text:span text:style-name="T4">isVisible is True.</text:span></text:p>
            </text:list-item>
            <text:list-item>
              <text:p text:style-name="P33"><text:span text:style-name="T4">isFlag is True.</text:span></text:p>
            </text:list-item>
            <text:list-item>
              <text:p text:style-name="P33"><text:span text:style-name="T4">isMine is True.</text:span></text:p>
            </text:list-item>
            <text:list-item>
              <text:p text:style-name="P33"><text:span text:style-name="T4">Ignore the cells, which are already revealed( i.e isBlank is True ).</text:span></text:p>
            </text:list-item>
            <text:list-item>
              <text:p text:style-name="P33"><text:span text:style-name="T4">If the cell contains a number( i.e isNumber is True for that cell ), display it but do not add to the listEmptyCells array. </text:span></text:p>
            </text:list-item>
            <text:list-item>
              <text:p text:style-name="P33"><text:span text:style-name="T4">Pop an element from the listEmptyCells array and add its immediate surrounding cells back to the same array in the same fashion as shown above.</text:span></text:p>
            </text:list-item>
            <text:list-item>
              <text:p text:style-name="P33"><text:span text:style-name="T4">Continue with above steps to recursively reveal the empty cells.</text:span></text:p>
            </text:list-item>
          </text:list>
        </text:list-item>
      </text:list>
      <text:p text:style-name="P34"/>
      <text:list xml:id="list8274873572301584596" text:style-name="WWNum20">
        <text:list-item>
          <text:p text:style-name="P50"><text:bookmark text:name="_u6pmewcbfsdh"/><text:span text:style-name="T2">Edge Cases:</text:span></text:p>
        </text:list-item>
      </text:list>
      <text:list xml:id="list4449912576208352013" text:style-name="WWNum5">
        <text:list-item>
          <text:p text:style-name="P27"><text:span text:style-name="T4">Check for invalid cells( i.e cells that lie outside the grid ).</text:span></text:p>
        </text:list-item>
        <text:list-item>
          <text:p text:style-name="P27"><text:span text:style-name="T4">A cell can have only one mine assigned.</text:span></text:p>
        </text:list-item>
        <text:list-item>
          <text:p text:style-name="P27"><text:span text:style-name="T4">Make all the cells containing a number or blank(empty) unclickable, nor flags can’t be added to these cells.</text:span></text:p>
        </text:list-item>
        <text:list-item>
          <text:p text:style-name="P27"><text:span text:style-name="T4">If a flag is placed on a cell, a cell cannot be revealed or clicked until the flag is uns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8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fo:font-size="12pt" style:text-underline-style="none"/>
    </style:style>
    <style:style style:name="ListLabel_20_111" style:display-name="ListLabel 111" style:family="text">
      <style:text-properties fo:font-size="12pt"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fo:font-size="12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4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8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8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fo:font-size="12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fo:font-size="12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fo:font-size="12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fo:text-align="end">
          <style:list-level-label-alignment text:label-followed-by="listtab" fo:text-indent="0.75in" fo:margin-left="1in"/>
        </style:list-level-properties>
      </text:list-level-style-number>
      <text:list-level-style-number text:level="2" text:style-name="ListLabel_20_47" style:num-suffix="." style:num-format="1"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48" style:num-suffix="." style:num-format="1" text:display-levels="3">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9" style:num-suffix="." style:num-format="1" text:display-levels="4">
        <style:list-level-properties text:list-level-position-and-space-mode="label-alignment" fo:text-align="end">
          <style:list-level-label-alignment text:label-followed-by="listtab" fo:text-indent="2.25in" fo:margin-left="2.5in"/>
        </style:list-level-properties>
      </text:list-level-style-number>
      <text:list-level-style-number text:level="5" text:style-name="ListLabel_20_50" style:num-suffix="." style:num-format="1"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51" style:num-suffix="." style:num-format="1" text:display-levels="6">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52" style:num-suffix="." style:num-format="1" text:display-levels="7">
        <style:list-level-properties text:list-level-position-and-space-mode="label-alignment" fo:text-align="end">
          <style:list-level-label-alignment text:label-followed-by="listtab" fo:text-indent="3.75in" fo:margin-left="4in"/>
        </style:list-level-properties>
      </text:list-level-style-number>
      <text:list-level-style-number text:level="8" text:style-name="ListLabel_20_53" style:num-suffix="." style:num-format="1"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54" style:num-suffix="." style:num-format="1" text:display-levels="9">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 meta:paragraph-count="116" meta:word-count="954" meta:character-count="4817" meta:non-whitespace-character-count="4079"/>
    <meta:generator>LibreOfficeDev/5.1.0.3$Linux_X86_64 LibreOffice_project/</meta:generator>
  </office:meta>
</office:document-meta>
</file>